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19dbc"/>
    </style:style>
    <style:style style:name="P2" style:family="paragraph" style:parent-style-name="Standard">
      <style:text-properties officeooo:rsid="0014436d" officeooo:paragraph-rsid="0014436d"/>
    </style:style>
    <style:style style:name="P3" style:family="paragraph" style:parent-style-name="Standard">
      <style:text-properties officeooo:rsid="0014fabe" officeooo:paragraph-rsid="0014fabe"/>
    </style:style>
    <style:style style:name="P4" style:family="paragraph" style:parent-style-name="Standard">
      <style:paragraph-properties fo:line-height="150%" fo:text-align="center" style:justify-single-word="false"/>
      <style:text-properties fo:font-size="20pt" style:text-underline-style="solid" style:text-underline-width="auto" style:text-underline-color="font-color" fo:font-weight="bold" officeooo:rsid="00037c16" officeooo:paragraph-rsid="00037c16" style:font-size-asian="20pt" style:font-weight-asian="bold" style:font-size-complex="20pt" style:font-weight-complex="bold"/>
    </style:style>
    <style:style style:name="P5" style:family="paragraph" style:parent-style-name="Standard">
      <style:paragraph-properties fo:line-height="150%" fo:text-align="center" style:justify-single-word="false"/>
      <style:text-properties fo:font-size="20pt" style:text-underline-style="none" fo:font-weight="normal" officeooo:rsid="00037c16" officeooo:paragraph-rsid="00037c16" style:font-size-asian="20pt" style:font-weight-asian="normal" style:font-size-complex="20pt" style:font-weight-complex="normal"/>
    </style:style>
    <style:style style:name="P6" style:family="paragraph" style:parent-style-name="Standard">
      <style:paragraph-properties fo:line-height="150%"/>
      <style:text-properties officeooo:rsid="00019dbc" officeooo:paragraph-rsid="00059d4a"/>
    </style:style>
    <style:style style:name="P7" style:family="paragraph" style:parent-style-name="Standard">
      <style:paragraph-properties fo:line-height="150%"/>
      <style:text-properties officeooo:rsid="00019dbc" officeooo:paragraph-rsid="00015c25"/>
    </style:style>
    <style:style style:name="P8" style:family="paragraph" style:parent-style-name="Standard">
      <style:paragraph-properties fo:line-height="150%"/>
      <style:text-properties officeooo:rsid="00037c16" officeooo:paragraph-rsid="00037c16"/>
    </style:style>
    <style:style style:name="P9" style:family="paragraph" style:parent-style-name="Standard">
      <style:paragraph-properties fo:line-height="150%"/>
      <style:text-properties officeooo:rsid="00037c16" officeooo:paragraph-rsid="00059d4a"/>
    </style:style>
    <style:style style:name="P10" style:family="paragraph" style:parent-style-name="Standard">
      <style:paragraph-properties fo:line-height="150%"/>
      <style:text-properties officeooo:rsid="0004a013" officeooo:paragraph-rsid="0004a013"/>
    </style:style>
    <style:style style:name="P11" style:family="paragraph" style:parent-style-name="Standard">
      <style:paragraph-properties fo:line-height="150%"/>
      <style:text-properties officeooo:rsid="0016f41a" officeooo:paragraph-rsid="0016f41a"/>
    </style:style>
    <style:style style:name="P12" style:family="paragraph" style:parent-style-name="Standard">
      <style:paragraph-properties fo:line-height="150%"/>
      <style:text-properties officeooo:rsid="00084a5c" officeooo:paragraph-rsid="00084a5c"/>
    </style:style>
    <style:style style:name="P13" style:family="paragraph" style:parent-style-name="Standard">
      <style:paragraph-properties fo:line-height="150%"/>
      <style:text-properties officeooo:rsid="0009f697" officeooo:paragraph-rsid="0009f697"/>
    </style:style>
    <style:style style:name="P14" style:family="paragraph" style:parent-style-name="Standard">
      <style:paragraph-properties fo:line-height="150%"/>
      <style:text-properties officeooo:rsid="0014436d" officeooo:paragraph-rsid="0014436d"/>
    </style:style>
    <style:style style:name="P15" style:family="paragraph" style:parent-style-name="Standard">
      <style:paragraph-properties fo:line-height="150%"/>
      <style:text-properties officeooo:rsid="0014fabe" officeooo:paragraph-rsid="0014fabe"/>
    </style:style>
    <style:style style:name="P16" style:family="paragraph" style:parent-style-name="Standard">
      <style:paragraph-properties fo:line-height="150%"/>
      <style:text-properties officeooo:paragraph-rsid="001508af"/>
    </style:style>
    <style:style style:name="P17" style:family="paragraph" style:parent-style-name="Standard">
      <style:paragraph-properties fo:line-height="150%"/>
      <style:text-properties officeooo:paragraph-rsid="000c04a0"/>
    </style:style>
    <style:style style:name="P18" style:family="paragraph" style:parent-style-name="Standard">
      <style:text-properties style:text-underline-style="none" fo:font-weight="bold" officeooo:rsid="001e2aa0" officeooo:paragraph-rsid="001a68ff" style:font-weight-asian="bold" style:font-weight-complex="bold"/>
    </style:style>
    <style:style style:name="T1" style:family="text">
      <style:text-properties officeooo:rsid="00059d4a"/>
    </style:style>
    <style:style style:name="T2" style:family="text">
      <style:text-properties officeooo:rsid="0009f697"/>
    </style:style>
    <style:style style:name="T3" style:family="text">
      <style:text-properties officeooo:rsid="000b949a"/>
    </style:style>
    <style:style style:name="T4" style:family="text">
      <style:text-properties officeooo:rsid="000c04a0"/>
    </style:style>
    <style:style style:name="T5" style:family="text">
      <style:text-properties officeooo:rsid="001508af"/>
    </style:style>
    <style:style style:name="T6" style:family="text">
      <style:text-properties officeooo:rsid="0017218c"/>
    </style:style>
    <style:style style:name="T7" style:family="text">
      <style:text-properties officeooo:rsid="001a68f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ab/><text:tab/><text:tab/><text:tab/><text:tab/><text:tab/><text:tab/><text:span text:style-name="T7">Hofmann Michael 1A</text:span></text:p>
      <text:p text:style-name="P4">Self-driving car with AI</text:p>
      <text:p text:style-name="P7"/>
      <text:p text:style-name="P8">Artificial intelligence has become a precious tool in the industry, especially in companies that use autonomous systems.</text:p>
      <text:p text:style-name="P8">In order to understand how it works you have to go back <text:span text:style-name="T1">to its</text:span> origin<text:span text:style-name="T1">s</text:span> : the idea of implement<text:span text:style-name="T1">ing</text:span> algorithms that reacts just like human brains in better.</text:p>
      <text:p text:style-name="P8">Concerning Self-drinving car, you have differents steps :</text:p>
      <text:p text:style-name="P9">First things first, <text:span text:style-name="T1">data need to be</text:span> collect<text:span text:style-name="T1">ed</text:span> from the surrounding environment <text:span text:style-name="T1">so as to be </text:span>process<text:span text:style-name="T1">ed</text:span> or not, depending of its utility.</text:p>
      <text:p text:style-name="P9"><text:span text:style-name="T1">This</text:span> is an important choice because calculation time from detecting <text:s/>algorithms increase with the amount of data to process <text:span text:style-name="T1">and it get easily exponential.</text:span></text:p>
      <text:p text:style-name="P10">To do that, numerous sensors, radars and cameras are set up on vehicules.</text:p>
      <text:p text:style-name="P10"/>
      <text:p text:style-name="P16"><text:span text:style-name="T5">In order to perceive the environment, self-driving cars use a combinaison</text:span> of three sensor<text:span text:style-name="T6">s</text:span> and image technologies: radar, lidar, and cameras.</text:p>
      <text:p text:style-name="P11">Radio Detection and Ranging (RADAR) <text:s/>is used by sending out radio waves that bounce back onto</text:p>
      <text:p text:style-name="P11">obstacles and are detected, Light Imaging Detection and Ranging (LIDAR) uses laser light pulses to scan the near environment and create a 3D model , and finally Camera are used to see in high resolution.</text:p>
      <text:p text:style-name="P10"/>
      <text:p text:style-name="P10"/>
      <text:p text:style-name="P6"><text:span text:style-name="T1">W</text:span>hen the autonomous vehicle generates data from its surrounding environment, <text:span text:style-name="T1">a repetitive loop, named « Perception Action Cycle », is created and feed the data into the intelligent agent, who allow him to to make decisions and so enable the self-driving car to execute precise actions in that same environment, such as detecting objects on the road, maneuvering through the trafic without human intervention and get right to the final destination safely on its own.</text:span></text:p>
      <text:p text:style-name="P12">What make self-driving car algorithms so hard to develop is that ,the world we are living in, is no<text:span text:style-name="T6">t</text:span> linear, unperfect and unpredictable. Indeed, as Elon Musk said, if roads had straight lines perfectly white, it would be « a piece of cake », but <text:span text:style-name="T2">the world isn’t that simple, and we have to take account for differences between panels, sidewalks, and so on.</text:span></text:p>
      <text:p text:style-name="P13">To have work on a project aiming to detect basics road panels from a photo, I couln’t agree more with Elon Musk. With a small database of little picture focused on panels, times of calculation were <text:soft-page-break/>huge, which is not surprising because It’s image processing, but it made me realise how complexe is artificial intelligence with images.</text:p>
      <text:p text:style-name="P13"/>
      <text:p text:style-name="P13"/>
      <text:p text:style-name="P12"/>
      <text:p text:style-name="P17"><text:span text:style-name="T3">From a political point of view, artificial intelligence brings the question of responsability concerning eventual unintended actions from a machine. Currently It’s the nearest human who get the blame. However people, such as </text:span>Madeleine Clare Elish, a researcher at Data &amp; Society and a cultural anthropologist by training, <text:span text:style-name="T4">are working on it. She shows us that if we take a look on how we treated engine liability during accidents when an intelligent system is involve, we notice that everytime, human errors are presents, mainly due to a lack of experience.</text:span></text:p>
      <text:p text:style-name="P17"/>
      <text:p text:style-name="P14">But even if such accidents could happen, we can see more potentials benefits :</text:p>
      <text:p text:style-name="P14">If self-driving car are well builted, a safety system can ensure a trumendous reduce of accidents.</text:p>
      <text:p text:style-name="P14">For people who comute a lot during their days, it will enable them not to waste their time during long hours at driving. </text:p>
      <text:p text:style-name="P15">Furthermore, by preprocessing the system to respect speedlimit, it will reduce speedlimit tickets and <text:s/>governments could even higher speedlimit due to the increased of safety from these systems.</text:p>
      <text:p text:style-name="P15"/>
      <text:p text:style-name="P15"><text:tab/><text:tab/><text:tab/><text:tab/><text:tab/><text:tab/><text:tab/><text:tab/><text:tab/><text:tab/><text:tab/><text:tab/><text:span text:style-name="T7">553 words</text:span></text:p>
      <text:p text:style-name="P3"/>
      <text:p text:style-name="P3"/>
      <text:p text:style-name="P1"/>
      <text:p text:style-name="P18"><text:a xlink:type="simple" xlink:href="https://medium.com/datadriveninvestor/artificial-intelligence-and-autonomous-vehicles-ae877feb6cd2" text:style-name="Internet_20_link" text:visited-style-name="Visited_20_Internet_20_Link">https://medium.com/datadriveninvestor/artificial-intelligence-and-autonomous-vehicles-ae877feb6cd2</text:a></text:p>
      <text:p text:style-name="P18"/>
      <text:p text:style-name="P18"><text:a xlink:type="simple" xlink:href="https://www.youtube.com/watch?v=aHdY1lBxNtc" text:style-name="Internet_20_link" text:visited-style-name="Visited_20_Internet_20_Link">https://www.youtube.com/watch?v=aHdY1lBxNtc</text:a></text:p>
      <text:p text:style-name="P18"/>
      <text:p text:style-name="P18"><text:a xlink:type="simple" xlink:href="https://www.thezebra.com/how-do-self-driving-cars-work/" text:style-name="Internet_20_link" text:visited-style-name="Visited_20_Internet_20_Link">https://www.thezebra.com/how-do-self-driving-cars-wor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8T09:06:39.104468263</meta:creation-date>
    <dc:date>2019-12-19T10:22:34.442088196</dc:date>
    <meta:editing-duration>PT4H30M13S</meta:editing-duration>
    <meta:editing-cycles>12</meta:editing-cycles>
    <meta:generator>LibreOffice/6.0.7.3$Linux_X86_64 LibreOffice_project/00m0$Build-3</meta:generator>
    <meta:document-statistic meta:table-count="0" meta:image-count="0" meta:object-count="0" meta:page-count="2" meta:paragraph-count="23" meta:word-count="565" meta:character-count="3598" meta:non-whitespace-character-count="3033"/>
  </office:meta>
</office:document-meta>
</file>